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</office:font-face-decls>
  <office:automatic-styles>
    <style:style style:name="P1" style:family="paragraph" style:parent-style-name="Text_20_body_20__28_WW_29_">
      <style:paragraph-properties fo:text-align="center" style:justify-single-word="false"/>
      <style:text-properties officeooo:paragraph-rsid="0007080e"/>
    </style:style>
    <style:style style:name="P2" style:family="paragraph" style:parent-style-name="Heading_20_3">
      <style:text-properties officeooo:paragraph-rsid="0007080e"/>
    </style:style>
    <style:style style:name="P3" style:family="paragraph" style:parent-style-name="Text_20_body_20__28_WW_29_">
      <style:text-properties officeooo:paragraph-rsid="0007080e"/>
    </style:style>
    <style:style style:name="P4" style:family="paragraph" style:parent-style-name="Heading_20_1">
      <style:paragraph-properties fo:text-align="center" style:justify-single-word="false"/>
      <style:text-properties officeooo:paragraph-rsid="0007080e"/>
    </style:style>
    <style:style style:name="P5" style:family="paragraph" style:parent-style-name="Text_20_body_20__28_WW_29_" style:list-style-name="WWNum1">
      <style:text-properties officeooo:paragraph-rsid="0007080e"/>
    </style:style>
    <style:style style:name="P6" style:family="paragraph" style:parent-style-name="Text_20_body_20__28_WW_29_" style:list-style-name="WWNum2">
      <style:text-properties officeooo:paragraph-rsid="0007080e"/>
    </style:style>
    <style:style style:name="P7" style:family="paragraph" style:parent-style-name="Text_20_body_20__28_WW_29_" style:list-style-name="WWNum3">
      <style:text-properties officeooo:paragraph-rsid="0007080e"/>
    </style:style>
    <style:style style:name="P8" style:family="paragraph" style:parent-style-name="Text_20_body_20__28_WW_29_" style:list-style-name="WWNum3">
      <style:text-properties officeooo:paragraph-rsid="0008a9ed"/>
    </style:style>
    <style:style style:name="T1" style:family="text">
      <style:text-properties officeooo:rsid="0008a9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PROJECT OUTLINE</text:h>
      <text:h text:style-name="P2" text:outline-level="3">Project Overview</text:h>
      <text:p text:style-name="P3">The proposed project aims to streamline the collection of harvest weights across four main categories:</text:p>
      <text:list text:style-name="WWNum1">
        <text:list-item>
          <text:p text:style-name="P5"><text:span text:style-name="Strong_20_Emphasis_20__28_WW_29_">To Market:</text:span> Items of high quality, ready for sale at the student-led organic farm stand.</text:p>
        </text:list-item>
        <text:list-item>
          <text:p text:style-name="P5"><text:span text:style-name="Strong_20_Emphasis_20__28_WW_29_">To Student Services:</text:span> Items with visual defects, donated to student services to provide free food for students.</text:p>
        </text:list-item>
        <text:list-item>
          <text:p text:style-name="P5"><text:span text:style-name="Strong_20_Emphasis_20__28_WW_29_">Value Added:</text:span> Items that, though severely bruised, can be transformed into products like apple butter.</text:p>
        </text:list-item>
        <text:list-item>
          <text:p text:style-name="P5"><text:span text:style-name="Strong_20_Emphasis_20__28_WW_29_">Cull:</text:span> Items unfit for human consumption, returned to compost for enriching the next crop cycle.</text:p>
        </text:list-item>
      </text:list>
      <text:h text:style-name="P2" text:outline-level="3">Data Collection System</text:h>
      <text:p text:style-name="P3">The automated data collection system will feature:</text:p>
      <text:list text:style-name="WWNum2">
        <text:list-item>
          <text:p text:style-name="P6"><text:span text:style-name="Strong_20_Emphasis_20__28_WW_29_">Weight Measurement:</text:span> Weight data collected from scales will be processed using a Raspberry Pi and displayed on an interface screen.</text:p>
        </text:list-item>
        <text:list-item>
          <text:p text:style-name="P6"><text:span text:style-name="Strong_20_Emphasis_20__28_WW_29_">Categorization:</text:span> Bar code scanners will categorize items swiftly and accurately, akin to retail inventory systems.</text:p>
        </text:list-item>
        <text:list-item>
          <text:p text:style-name="P6"><text:span text:style-name="Strong_20_Emphasis_20__28_WW_29_">Hardware Considerations:</text:span> The selected hardware prioritizes ease of maintenance and durability, ensuring minimal need for repairs and straightforward replacement of parts as listed in the Bill of Materials and design document.</text:p>
        </text:list-item>
      </text:list>
      <text:h text:style-name="P2" text:outline-level="3">Future-Proof Design</text:h>
      <text:p text:style-name="P3">Our system is designed to be highly adaptable, enabling future integrations such as:</text:p>
      <text:list text:style-name="WWNum3">
        <text:list-item>
          <text:p text:style-name="P7"><text:span text:style-name="Strong_20_Emphasis_20__28_WW_29_">Hexapod Robots and Sensory Hubs:</text:span> For monitoring soil moisture and nitrogen levels.</text:p>
        </text:list-item>
        <text:list-item>
          <text:p text:style-name="P7"><text:span text:style-name="Strong_20_Emphasis_20__28_WW_29_">Machine Vision Weed Detection:</text:span> To optimize pest control and farming decisions.</text:p>
        </text:list-item>
        <text:list-item>
          <text:p text:style-name="P7"><text:span text:style-name="Strong_20_Emphasis_20__28_WW_29_">Nutrient Sensors:</text:span> Providing continuous, granular data on soil quality, <text:span text:style-name="T1">including nitrates</text:span></text:p>
        </text:list-item>
        <text:list-item>
          <text:p text:style-name="P8"><text:span text:style-name="Strong_20_Emphasis_20__28_WW_29_"><text:span text:style-name="T1">Moisture sensors:</text:span></text:span> <text:span text:style-name="T1">Allowing us to implement algorithmic watering processes to optimize water use.</text:span></text:p>
        </text:list-item>
        <text:list-item>
          <text:p text:style-name="P8"><text:span text:style-name="Strong_20_Emphasis_20__28_WW_29_"><text:span text:style-name="T1">Temperature Sensors:</text:span></text:span> <text:span text:style-name="T1">Allow regulation of heated greenhouse to save energy. </text:span></text:p>
        </text:list-item>
      </text:list>
      <text:h text:style-name="P2" text:outline-level="3">Implementation and Maintenance</text:h>
      <text:p text:style-name="P1">Over the next quarter, we will develop a comprehensive maintenance guide as we deploy our Data Collection System. designed to be user-friendly for freshman CS students or Evergreen College IT staff. The long-term vision includes integrating advanced technologies to support regenerative farming <text:soft-page-break/>practices and open-source data sharing to create ties with farms in industry and other Agricultural science department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_20__28_WW_29_" style:display-name="Strong Emphasis (WW)" style:family="text">
      <style:text-properties fo:font-weight="bold" style:font-weight-asian="bold" style:font-weight-complex="bold"/>
    </style:style>
    <style:style style:name="ListLabel_20_10" style:display-name="ListLabel 1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2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2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2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2"/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2"/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2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2"/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2"/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2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2"/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2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2"/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2"/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2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2"/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2"/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2"/>
      </text:list-level-style-bullet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2"/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2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2"/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2"/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2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2"/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2"/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10:26:18.229278901</meta:creation-date>
    <dc:date>2024-12-12T13:42:24.499648692</dc:date>
    <meta:editing-duration>PT1H6M57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2" meta:paragraph-count="21" meta:word-count="303" meta:character-count="2046" meta:non-whitespace-character-count="1775"/>
  </office:meta>
</office:document-meta>
</file>